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officeooo:paragraph-rsid="000cca53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officeooo:paragraph-rsid="000e95f1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officeooo:paragraph-rsid="00121f35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officeooo:paragraph-rsid="0012a2ff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fo:font-size="14pt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font-weight="bold" officeooo:paragraph-rsid="001f7a65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fo:font-size="14pt" fo:font-weight="bold" officeooo:paragraph-rsid="000cca53" style:font-size-asian="14pt" style:font-weight-asian="bold" style:font-size-complex="14pt"/>
    </style:style>
    <style:style style:name="P26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fo:font-size="14pt" fo:font-weight="bold" officeooo:paragraph-rsid="00189aab" style:font-size-asian="14pt" style:font-weight-asian="bold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en" fo:country="US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en" fo:country="US" officeooo:rsid="00215925" officeooo:paragraph-rsid="00215925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language="en" fo:country="US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1.249cm" fo:margin-right="0cm" fo:line-height="150%" fo:text-align="center" style:justify-single-word="false" fo:text-indent="0.002cm" style:auto-text-indent="false"/>
      <style:text-properties fo:color="#000000" loext:opacity="100%" fo:font-size="14pt" fo:language="en" fo:country="US" fo:font-weight="bold" officeooo:rsid="00182338" officeooo:paragraph-rsid="00182338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language="en" fo:country="US" fo:font-weight="normal" officeooo:rsid="00215925" officeooo:paragraph-rsid="0021592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language="ru" fo:country="RU" fo:font-weight="bold" officeooo:rsid="000cca53" officeooo:paragraph-rsid="000cca53" style:font-size-asian="14pt" style:font-weight-asian="bold" style:font-size-complex="14pt"/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color="#000000" loext:opacity="100%" fo:font-size="14pt" fo:language="ru" fo:country="RU" style:letter-kerning="false" style:font-size-asian="14pt" style:font-size-complex="14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language="en" fo:country="US" officeooo:rsid="0012a2ff" officeooo:paragraph-rsid="0012a2ff" style:letter-kerning="false" style:font-size-complex="14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language="en" fo:country="US" officeooo:paragraph-rsid="0012a2ff" style:letter-kerning="false" style:font-size-complex="14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language="en" fo:country="US" officeooo:paragraph-rsid="0012a2ff" style:letter-kerning="false" style:font-size-complex="14pt" style:language-complex="ar" style:country-complex="SA"/>
    </style:style>
    <style:style style:name="P39" style:family="paragraph" style:parent-style-name="Table_20_Contents">
      <style:paragraph-properties fo:text-align="justify" style:justify-single-word="false" fo:orphans="0" fo:widows="0"/>
      <style:text-properties fo:color="#000000" loext:opacity="100%" fo:language="en" fo:country="US" officeooo:rsid="000cca53"/>
    </style:style>
    <style:style style:name="P40" style:family="paragraph" style:parent-style-name="Table_20_Contents">
      <style:paragraph-properties fo:text-align="justify" style:justify-single-word="false" fo:orphans="0" fo:widows="0"/>
      <style:text-properties fo:color="#000000" loext:opacity="100%" fo:language="en" fo:country="US" officeooo:rsid="000cca53" officeooo:paragraph-rsid="000cca53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language="ru" fo:country="RU" officeooo:rsid="0012a2ff" officeooo:paragraph-rsid="0012a2ff" style:letter-kerning="false" style:font-size-complex="14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language="ru" fo:country="RU" officeooo:rsid="0012a2ff" officeooo:paragraph-rsid="0012a2ff" style:letter-kerning="false" style:font-size-complex="14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language="ru" fo:country="RU" officeooo:paragraph-rsid="0012a2ff" style:letter-kerning="false" style:font-size-complex="14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language="ru" fo:country="RU" officeooo:paragraph-rsid="0012a2ff" style:letter-kerning="false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font-size="12pt" fo:language="ru" fo:country="RU" officeooo:rsid="0012a2ff" officeooo:paragraph-rsid="0012a2ff" style:letter-kerning="false" style:font-size-asian="12pt" style:font-size-complex="12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2pt" fo:language="ru" fo:country="RU" officeooo:rsid="0012a2ff" officeooo:paragraph-rsid="0012a2ff" style:letter-kerning="false" style:font-size-asian="12pt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2pt" fo:language="ru" fo:country="RU" officeooo:paragraph-rsid="0012a2ff" style:letter-kerning="false" style:font-size-asian="12pt" style:font-size-complex="12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font-size="12pt" fo:language="ru" fo:country="RU" officeooo:paragraph-rsid="0012a2ff" style:letter-kerning="false" style:font-size-asian="12pt" style:font-size-complex="12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font-size="12pt" fo:language="en" fo:country="US" officeooo:rsid="0012a2ff" officeooo:paragraph-rsid="0012a2ff" style:letter-kerning="false" style:font-size-asian="12pt" style:font-size-complex="12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 fo:font-size="12pt" fo:language="en" fo:country="US" officeooo:paragraph-rsid="0012a2ff" style:letter-kerning="false" style:font-size-asian="12pt" style:font-size-complex="12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2pt" fo:language="en" fo:country="US" officeooo:paragraph-rsid="0012a2ff" style:letter-kerning="false" style:font-size-asian="12pt" style:font-size-complex="12pt" style:language-complex="ar" style:country-complex="SA"/>
    </style:style>
    <style:style style:name="P52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c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d2e" officeooo:paragraph-rsid="000e5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5f1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5f1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5f1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949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949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ca53" officeooo:paragraph-rsid="000cc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d2e" officeooo:paragraph-rsid="000e5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d2e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d2e" officeooo:paragraph-rsid="000e5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d2e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d2e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95f1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95f1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95f1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1d949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1d949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0e5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068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a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e5d2e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e95f1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1d949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1d949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21f35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2a2ff" officeooo:paragraph-rsid="0012a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2a2ff" officeooo:paragraph-rsid="0012a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2fa32" officeooo:paragraph-rsid="0012f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5d2e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5d2e" officeooo:paragraph-rsid="000e5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5d2e" officeooo:paragraph-rsid="001068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5d2e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5d2e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5d2e" officeooo:paragraph-rsid="0012a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95f1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e95f1" officeooo:paragraph-rsid="000e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068d9" officeooo:paragraph-rsid="001068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068d9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068d9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1d949" officeooo:paragraph-rsid="0011d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1d949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21f35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21f35" officeooo:paragraph-rsid="00121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21f35" officeooo:paragraph-rsid="0012a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2a2ff" officeooo:paragraph-rsid="0012a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 fo:orphans="0" fo:widows="0"/>
      <style:text-properties fo:color="#000000" loext:opacity="100%"/>
    </style:style>
    <style:style style:name="P105" style:family="paragraph" style:parent-style-name="Table_20_Contents">
      <style:paragraph-properties fo:text-align="justify" style:justify-single-word="false" fo:orphans="0" fo:widows="0"/>
      <style:text-properties fo:color="#000000" loext:opacity="100%" officeooo:rsid="000cca53" officeooo:paragraph-rsid="000cca53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0cca53" officeooo:paragraph-rsid="000cca53" style:font-size-asian="14pt" style:font-style-asian="normal" style:font-weight-asian="bold" style:font-size-complex="14pt" style:font-weight-complex="bold"/>
    </style:style>
    <style:style style:name="P10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>
        <style:tab-stops>
          <style:tab-stop style:position="1.244cm"/>
        </style:tab-stops>
      </style:paragraph-properties>
      <style:text-properties fo:color="#000000" loext:opacity="100%" fo:font-size="10pt" fo:language="ru" fo:country="RU" officeooo:rsid="001e5e25" officeooo:paragraph-rsid="001e5e25" style:letter-kerning="false" style:font-size-asian="10pt" style:font-size-complex="14pt" style:language-complex="ar" style:country-complex="SA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>
        <style:tab-stops>
          <style:tab-stop style:position="1.244cm"/>
        </style:tab-stops>
      </style:paragraph-properties>
      <style:text-properties fo:color="#000000" loext:opacity="100%" fo:font-size="10pt" fo:language="en" fo:country="US" officeooo:rsid="001e5e25" officeooo:paragraph-rsid="001e5e25" style:letter-kerning="false" style:font-size-asian="10pt" style:font-size-complex="14pt" style:language-complex="ar" style:country-complex="SA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/>
      <style:text-properties fo:color="#000000" loext:opacity="100%" fo:font-size="10pt" fo:language="en" fo:country="US" officeooo:rsid="001e5e25" officeooo:paragraph-rsid="001e5e25" style:letter-kerning="false" style:font-size-asian="10pt" style:font-size-complex="14pt" style:language-complex="ar" style:country-complex="SA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/>
      <style:text-properties fo:color="#000000" loext:opacity="100%" fo:font-size="10pt" fo:language="en" fo:country="US" officeooo:rsid="001f08d1" officeooo:paragraph-rsid="001f08d1" style:letter-kerning="false" style:font-size-asian="10pt" style:font-size-complex="14pt" style:language-complex="ar" style:country-complex="SA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/>
      <style:text-properties fo:color="#000000" loext:opacity="100%" fo:font-size="10pt" fo:language="en" fo:country="US" officeooo:rsid="001f7a65" officeooo:paragraph-rsid="001f7a65" style:letter-kerning="false" style:font-size-asian="10pt" style:font-size-complex="14pt" style:language-complex="ar" style:country-complex="SA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/>
      <style:text-properties fo:color="#000000" loext:opacity="100%" fo:font-size="9pt" fo:language="en" fo:country="US" style:letter-kerning="false" style:font-size-asian="9pt" style:font-size-complex="14pt" style:language-complex="ar" style:country-complex="SA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margin-left="1.249cm" fo:margin-right="0cm" fo:line-height="150%" fo:text-align="center" style:justify-single-word="false" fo:text-indent="0.002cm" style:auto-text-indent="false"/>
      <style:text-properties fo:color="#000000" loext:opacity="100%" fo:font-size="11pt" fo:language="en" fo:country="US" fo:font-weight="normal" officeooo:rsid="00182338" officeooo:paragraph-rsid="00182338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size="11pt" fo:language="en" fo:country="US" fo:font-weight="normal" officeooo:rsid="00182338" officeooo:paragraph-rsid="00182338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size="11pt" fo:language="en" fo:country="US" fo:font-weight="normal" officeooo:rsid="00189aab" officeooo:paragraph-rsid="00189aab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left="1.249cm" fo:margin-right="0cm" fo:line-height="150%" fo:text-align="center" style:justify-single-word="false" fo:text-indent="0.002cm" style:auto-text-indent="false"/>
      <style:text-properties fo:color="#000000" loext:opacity="100%" fo:font-size="11pt" fo:language="en" fo:country="US" fo:font-weight="normal" officeooo:rsid="00182338" officeooo:paragraph-rsid="00182338" style:font-size-asian="9.60000038146973pt" style:font-weight-asian="normal" style:font-size-complex="11pt" style:font-weight-complex="normal"/>
    </style:style>
    <style:style style:name="P1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size="11pt" fo:language="en" fo:country="US" fo:font-weight="normal" officeooo:rsid="00182338" officeooo:paragraph-rsid="00182338" style:font-size-asian="9.60000038146973pt" style:font-weight-asian="normal" style:font-size-complex="11pt" style:font-weight-complex="normal"/>
    </style:style>
    <style:style style:name="P1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size="11pt" fo:language="en" fo:country="US" fo:font-weight="normal" officeooo:rsid="00189aab" officeooo:paragraph-rsid="00189aab" style:font-size-asian="9.60000038146973pt" style:font-weight-asian="normal" style:font-size-complex="11pt" style:font-weight-complex="normal"/>
    </style:style>
    <style:style style:name="P1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size="11pt" fo:language="en" fo:country="US" fo:font-weight="normal" officeooo:rsid="001a751c" officeooo:paragraph-rsid="001a751c" style:font-size-asian="9.60000038146973pt" style:font-weight-asian="normal" style:font-size-complex="11pt" style:font-weight-complex="normal"/>
    </style:style>
    <style:style style:name="P120" style:family="paragraph" style:parent-style-name="Standard">
      <style:paragraph-properties fo:margin-left="1.249cm" fo:margin-right="0cm" fo:line-height="150%" fo:text-align="center" style:justify-single-word="false" fo:text-indent="0.002cm" style:auto-text-indent="false"/>
      <style:text-properties fo:color="#000000" loext:opacity="100%" fo:font-size="11pt" fo:font-weight="normal" style:font-size-asian="9.60000038146973pt" style:font-weight-asian="normal" style:font-size-complex="11pt" style:font-weight-complex="normal"/>
    </style:style>
    <style:style style:name="P1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fo:font-size="11pt" fo:font-weight="normal" style:font-size-asian="9.60000038146973pt" style:font-weight-asian="normal" style:font-size-complex="11pt" style:font-weight-complex="normal"/>
    </style:style>
    <style:style style:name="P122" style:family="paragraph" style:parent-style-name="Table_20_Contents">
      <style:paragraph-properties fo:text-align="justify" style:justify-single-word="false" fo:orphans="0" fo:widows="0"/>
      <style:text-properties fo:language="en" fo:country="US" officeooo:rsid="000cca53" officeooo:paragraph-rsid="000cca53"/>
    </style:style>
    <style:style style:name="P123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officeooo:rsid="000cca53" officeooo:paragraph-rsid="000e5d2e" style:font-size-asian="12.25pt" style:font-weight-asian="bold" style:font-size-complex="14pt" style:font-weight-complex="bold"/>
    </style:style>
    <style:style style:name="P124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officeooo:rsid="000cca53" officeooo:paragraph-rsid="0012fa32" style:font-size-asian="12.25pt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officeooo:rsid="000cca53" officeooo:paragraph-rsid="000e95f1" style:font-size-asian="12.25pt" style:font-weight-asian="bold" style:font-size-complex="14pt" style:font-weight-complex="bold"/>
    </style:style>
    <style:style style:name="P126" style:family="paragraph" style:parent-style-name="Standard">
      <style:paragraph-properties fo:margin-left="0cm" fo:margin-right="0cm" fo:line-height="150%" fo:text-indent="0cm" style:auto-text-indent="false"/>
      <style:text-properties fo:font-size="14pt" fo:language="en" fo:country="US" fo:font-weight="bold" officeooo:rsid="000cca53" officeooo:paragraph-rsid="000e95f1" style:font-size-asian="12.25pt" style:font-weight-asian="bold" style:font-size-complex="14pt" style:font-weight-complex="bold"/>
    </style:style>
    <style:style style:name="P127" style:family="paragraph" style:parent-style-name="Standard">
      <style:paragraph-properties fo:line-height="150%" fo:text-align="justify" style:justify-single-word="false"/>
      <style:text-properties fo:font-size="14pt" fo:language="en" fo:country="US" officeooo:rsid="00215925" officeooo:paragraph-rsid="00215925" style:font-size-asian="14pt" style:font-size-complex="14pt"/>
    </style:style>
    <style:style style:name="P128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fo:font-weight="bold" officeooo:rsid="000cca53" officeooo:paragraph-rsid="000e95f1" style:font-size-asian="12.25pt" style:font-weight-asian="bold" style:font-size-complex="14pt" style:font-weight-complex="bold"/>
    </style:style>
    <style:style style:name="P129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fo:font-weight="bold" officeooo:rsid="000cca53" officeooo:paragraph-rsid="001068d9" style:font-size-asian="12.25pt" style:font-weight-asian="bold" style:font-size-complex="14pt" style:font-weight-complex="bold"/>
    </style:style>
    <style:style style:name="P130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fo:font-weight="bold" officeooo:rsid="000cca53" officeooo:paragraph-rsid="0011d949" style:font-size-asian="12.25pt" style:font-weight-asian="bold" style:font-size-complex="14pt" style:font-weight-complex="bold"/>
    </style:style>
    <style:style style:name="P131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fo:font-weight="bold" officeooo:rsid="000cca53" officeooo:paragraph-rsid="00121f35" style:font-size-asian="12.25pt" style:font-weight-asian="bold" style:font-size-complex="14pt" style:font-weight-complex="bold"/>
    </style:style>
    <style:style style:name="P132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fo:font-weight="bold" officeooo:rsid="000cca53" officeooo:paragraph-rsid="0012a2ff" style:font-size-asian="12.25pt" style:font-weight-asian="bold" style:font-size-complex="14pt" style:font-weight-complex="bold"/>
    </style:style>
    <style:style style:name="P133" style:family="paragraph" style:parent-style-name="Standard">
      <style:paragraph-properties fo:line-height="150%" fo:text-align="justify" style:justify-single-word="false"/>
      <style:text-properties style:font-name="Courier New" fo:font-size="12pt" fo:language="en" fo:country="US" officeooo:rsid="00215925" officeooo:paragraph-rsid="00215925" style:font-size-asian="10.5pt" style:font-size-complex="12pt"/>
    </style:style>
    <style:style style:name="P13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13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fo:language="en" fo:country="US" fo:font-weight="normal" officeooo:rsid="00215925" officeooo:paragraph-rsid="00215925" style:font-size-asian="14pt" style:font-weight-asian="normal" style:font-size-complex="14pt" style:font-weight-complex="normal"/>
    </style:style>
    <style:style style:name="P136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fo:language="en" fo:country="US" officeooo:rsid="00215925" officeooo:paragraph-rsid="00215925" style:font-size-asian="14pt" style:font-size-complex="14pt"/>
    </style:style>
    <style:style style:name="P137" style:family="paragraph" style:parent-style-name="Standard" style:list-style-name="L3">
      <style:paragraph-properties fo:line-height="150%" fo:text-align="justify" style:justify-single-word="false"/>
      <style:text-properties fo:color="#000000" loext:opacity="100%" fo:font-size="14pt" fo:language="en" fo:country="US" officeooo:rsid="00215925" officeooo:paragraph-rsid="00215925" style:font-size-asian="14pt" style:font-size-complex="14pt"/>
    </style:style>
    <style:style style:name="P138" style:family="paragraph" style:parent-style-name="Standard" style:list-style-name="L4">
      <style:paragraph-properties fo:line-height="150%" fo:text-align="justify" style:justify-single-word="false"/>
      <style:text-properties fo:color="#000000" loext:opacity="100%" fo:font-size="14pt" fo:language="en" fo:country="US" officeooo:rsid="00215925" officeooo:paragraph-rsid="00215925" style:font-size-asian="14pt" style:font-size-complex="14pt"/>
    </style:style>
    <style:style style:name="P139" style:family="paragraph" style:parent-style-name="Standard">
      <style:paragraph-properties fo:orphans="0" fo:widows="0"/>
      <style:text-properties fo:color="#000000" loext:opacity="100%" fo:font-size="14pt" style:font-size-asian="14pt" style:font-size-complex="14pt"/>
    </style:style>
    <style:style style:name="P140" style:family="paragraph" style:parent-style-name="Standard">
      <style:paragraph-properties fo:orphans="0" fo:widows="0"/>
      <style:text-properties fo:color="#000000" loext:opacity="100%" fo:font-size="14pt" officeooo:paragraph-rsid="002646ba" style:font-size-asian="14pt" style:font-size-complex="14pt"/>
    </style:style>
    <style:style style:name="P141" style:family="paragraph" style:parent-style-name="Standard">
      <style:paragraph-properties fo:text-align="center" style:justify-single-word="false" fo:orphans="0" fo:widows="0"/>
      <style:text-properties fo:color="#000000" loext:opacity="100%" fo:font-size="14pt" officeooo:rsid="002646ba" officeooo:paragraph-rsid="002646ba" style:font-size-asian="14pt" style:font-size-complex="14pt"/>
    </style:style>
    <style:style style:name="P142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color="#000000" loext:opacity="100%" fo:font-size="14pt" officeooo:rsid="002646ba" officeooo:paragraph-rsid="002646ba" style:font-size-asian="14pt" style:font-size-complex="14pt"/>
    </style:style>
    <style:style style:name="P14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144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officeooo:rsid="002646ba" officeooo:paragraph-rsid="002646ba" style:font-size-asian="14pt" style:font-weight-asian="bold" style:font-size-complex="14pt"/>
    </style:style>
    <style:style style:name="P1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officeooo:rsid="002646ba" officeooo:paragraph-rsid="002646ba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1pt" fo:font-weight="normal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5">
      <style:paragraph-properties fo:line-height="150%" fo:text-align="justify" style:justify-single-word="false"/>
      <style:text-properties fo:font-size="14pt" fo:language="en" fo:country="US" officeooo:rsid="00215925" officeooo:paragraph-rsid="00215925" style:font-size-asian="14pt" style:font-size-complex="14pt"/>
    </style:style>
    <style:style style:name="P148" style:family="paragraph" style:parent-style-name="Standard">
      <style:paragraph-properties fo:margin-left="0cm" fo:margin-right="0cm" fo:line-height="150%" fo:text-indent="1.249cm" style:auto-text-indent="false"/>
      <style:text-properties style:font-name="Courier New" fo:font-size="12pt" fo:language="en" fo:country="US" officeooo:rsid="00215925" style:font-size-asian="10.5pt" style:font-size-complex="12pt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1d7ba7" style:font-size-asian="14pt" style:font-size-complex="14pt"/>
    </style:style>
    <style:style style:name="T4" style:family="text">
      <style:text-properties fo:color="#000000" loext:opacity="100%" fo:font-size="14pt" fo:language="en" fo:country="US" style:font-size-asian="14pt" style:font-size-complex="14pt"/>
    </style:style>
    <style:style style:name="T5" style:family="text">
      <style:text-properties fo:color="#000000" loext:opacity="100%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loext:opacity="100%" fo:font-weight="bold" officeooo:rsid="0028c96e" style:font-weight-asian="bold"/>
    </style:style>
    <style:style style:name="T7" style:family="text">
      <style:text-properties fo:font-variant="normal" fo:text-transform="none" fo:color="#000000" loext:opacity="100%" fo:font-size="14pt" style:font-size-asian="14pt" style:font-size-complex="14pt"/>
    </style:style>
    <style:style style:name="T8" style:family="text">
      <style:text-properties fo:font-variant="normal" fo:text-transform="none" fo:color="#000000" loext:opacity="100%" fo:font-size="14pt" officeooo:rsid="002646ba" style:font-size-asian="14pt" style:font-size-complex="14pt"/>
    </style:style>
    <style:style style:name="T9" style:family="text">
      <style:text-properties fo:font-size="14pt" fo:language="ru" fo:country="RU" fo:font-weight="bold" officeooo:rsid="000cca53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cca53" style:font-size-asian="12.25pt" style:font-weight-asian="bold" style:font-size-complex="14pt" style:font-weight-complex="bold"/>
    </style:style>
    <style:style style:name="T11" style:family="text">
      <style:text-properties fo:font-size="14pt" fo:language="en" fo:country="US" fo:font-weight="bold" officeooo:rsid="000cca53" style:font-size-asian="12.25pt" style:font-weight-asian="bold" style:font-size-complex="14pt" style:font-weight-complex="bold"/>
    </style:style>
    <style:style style:name="T12" style:family="text">
      <style:text-properties style:font-name="Times New Roman" fo:font-style="normal" style:font-style-asian="normal" style:font-weight-complex="bold"/>
    </style:style>
    <style:style style:name="T13" style:family="text">
      <style:text-properties style:font-name="Times New Roman" fo:language="en" fo:country="US" fo:font-style="normal" style:font-style-asian="normal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21f35"/>
    </style:style>
    <style:style style:name="T16" style:family="text">
      <style:text-properties fo:language="ru" fo:country="RU" officeooo:rsid="0022077e"/>
    </style:style>
    <style:style style:name="T17" style:family="text">
      <style:text-properties fo:language="ru" fo:country="RU" fo:font-weight="bold" officeooo:rsid="0022077e" style:font-weight-asian="bold" style:font-weight-complex="bold"/>
    </style:style>
    <style:style style:name="T18" style:family="text">
      <style:text-properties fo:language="ru" fo:country="RU" style:font-size-complex="10pt"/>
    </style:style>
    <style:style style:name="T19" style:family="text">
      <style:text-properties officeooo:rsid="000e95f1"/>
    </style:style>
    <style:style style:name="T20" style:family="text">
      <style:text-properties officeooo:rsid="00180039"/>
    </style:style>
    <style:style style:name="T21" style:family="text">
      <style:text-properties fo:language="en" fo:country="US" fo:font-weight="normal" officeooo:rsid="00215925" style:font-weight-asian="normal" style:font-weight-complex="normal"/>
    </style:style>
    <style:style style:name="T22" style:family="text">
      <style:text-properties fo:language="en" fo:country="US" officeooo:rsid="00230d97"/>
    </style:style>
    <style:style style:name="T23" style:family="text">
      <style:text-properties fo:language="en" fo:country="US" style:font-size-complex="10pt"/>
    </style:style>
    <style:style style:name="T24" style:family="text">
      <style:text-properties officeooo:rsid="001f7a65"/>
    </style:style>
    <style:style style:name="T25" style:family="text">
      <style:text-properties officeooo:rsid="00215925"/>
    </style:style>
    <style:style style:name="T26" style:family="text">
      <style:text-properties fo:font-weight="normal" officeooo:rsid="00215925" style:font-weight-asian="normal" style:font-weight-complex="normal"/>
    </style:style>
    <style:style style:name="T27" style:family="text">
      <style:text-properties officeooo:rsid="002646ba"/>
    </style:style>
    <style:style style:name="T28" style:family="text">
      <style:text-properties style:font-size-complex="10pt"/>
    </style:style>
    <style:style style:name="T29" style:family="text">
      <style:text-properties fo:font-weight="bold" officeooo:rsid="0028c96e" style:font-weight-asian="bold"/>
    </style:style>
    <style:style style:name="T30" style:family="text">
      <style:text-properties officeooo:rsid="000cca53" style:font-weight-complex="bold"/>
    </style:style>
    <style:style style:name="T31" style:family="text">
      <style:text-properties fo:font-size="11pt" fo:language="en" fo:country="US" fo:font-weight="normal" officeooo:rsid="00182338" style:font-size-asian="9.60000038146973pt" style:font-weight-asian="normal" style:font-size-complex="11pt" style:font-weight-complex="normal"/>
    </style:style>
    <style:style style:name="T32" style:family="text">
      <style:text-properties fo:font-size="11pt" fo:language="en" fo:country="US" fo:font-weight="normal" officeooo:rsid="00182338" style:font-size-asian="11pt" style:font-weight-asian="normal" style:font-size-complex="11pt" style:font-weight-complex="normal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24">Кафедра Вычислительной техники</text:p>
      <text:p text:style-name="P11"/>
      <text:p text:style-name="P12"/>
      <text:p text:style-name="P12"/>
      <text:p text:style-name="P12"/>
      <text:p text:style-name="P12"/>
      <text:p text:style-name="P12"/>
      <text:p text:style-name="P144">ОТЧЕТ</text:p>
      <text:p text:style-name="P144">по Лабораторной <text:s/>работе №1</text:p>
      <text:p text:style-name="P24">по дисциплине «<text:span text:style-name="T27">Алгоритмы и структуры данных</text:span>»</text:p>
      <text:p text:style-name="P5"><text:span text:style-name="Book_20_Title"><text:span text:style-name="T7">Тема: </text:span></text:span><text:span text:style-name="Book_20_Title"><text:span text:style-name="T8">Множества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1306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7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40">Студент гр. 1306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41">Вилков Д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41">Колинько П.Г.</text:p>
          </table:table-cell>
        </table:table-row>
      </table:table>
      <text:p text:style-name="P16"/>
      <text:p text:style-name="P16"/>
      <text:p text:style-name="P16">Санкт-Петербург</text:p>
      <text:p text:style-name="P16">2022</text:p>
      <text:p text:style-name="P20">Введение</text:p>
      <text:p text:style-name="P13">Цель <text:span text:style-name="T27">работы</text:span>: <text:span text:style-name="T27">исследование четырех способов хранения множеств в памяти ЭВМ.</text:span></text:p>
      <text:p text:style-name="P19"/>
      <text:p text:style-name="P19">Задание <text:span text:style-name="T27">(вариант №27)</text:span></text:p>
      <text:p text:style-name="P13">Необходимо создать программу для вычисления пятого множество по четырём заданным, использую для представления множеств в памяти массивы символов, линейные списки, массивы битов и машинные слова, также создать генератор исходных множеств, <text:span text:style-name="T27">и</text:span> измерить время вычисления итогового множества по четырём исходным для каждого из способов представления множеств в памяти.</text:p>
      <text:p text:style-name="P13"/>
      <text:p text:style-name="P145">Формализация задания:</text:p>
      <text:p text:style-name="P142"><text:span text:style-name="T28">Исходный универсум – шестнадцатеричные цифры. Итоговое множество должно содержать цифры из множества </text:span><text:span text:style-name="T23">A</text:span><text:span text:style-name="T28">, а также все символы, которые являются общими для множеств</text:span><text:span text:style-name="T23"> B, C</text:span><text:span text:style-name="T18"> и </text:span><text:span text:style-name="T23">D</text:span><text:span text:style-name="T28">. В виде формуле данная запись выглядит так: </text:span><draw:frame draw:style-name="fr1" text:anchor-type="as-char" svg:y="-0.386cm" svg:width="3.42cm" svg:height="0.506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28">.</text:span></text:p>
      <text:p text:style-name="P146"/>
      <text:p text:style-name="P28">Контрольные примеры</text:p>
      <text:p text:style-name="P1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0-02T21:58:59.654000000</dc:date>
    <meta:editing-cycles>54</meta:editing-cycles>
    <meta:editing-duration>P3DT16H55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0" meta:object-count="1" meta:page-count="2" meta:paragraph-count="26" meta:word-count="141" meta:character-count="1063" meta:non-whitespace-character-count="94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i>E</mi>
        <mo stretchy="false">=</mo>
        <mi>A</mi>
      </mrow>
      <mi>⋃</mi>
      <mrow>
        <mo fence="true" form="prefix" stretchy="false">(</mo>
        <mrow>
          <mrow>
            <mi>B</mi>
            <mi>⋂</mi>
            <mi>C</mi>
            <mi>⋂</mi>
            <mi>D</mi>
          </mrow>
        </mrow>
        <mo fence="true" form="postfix" stretchy="false">)</mo>
      </mrow>
    </mrow>
    <annotation encoding="StarMath 5.0">E = A⋃(B⋂C⋂D)
</annotation>
  </semantics>
</math>
</file>